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5d155" officeooo:paragraph-rsid="0005d155" style:font-weight-asian="bold" style:font-weight-complex="bold"/>
    </style:style>
    <style:style style:name="P2" style:family="paragraph" style:parent-style-name="Standard" style:list-style-name="L1">
      <style:text-properties officeooo:rsid="00094a94" officeooo:paragraph-rsid="00094a94"/>
    </style:style>
    <style:style style:name="P3" style:family="paragraph" style:parent-style-name="Standard" style:list-style-name="L1">
      <style:text-properties officeooo:rsid="00094a94" officeooo:paragraph-rsid="000a0b69"/>
    </style:style>
    <style:style style:name="T1" style:family="text">
      <style:text-properties officeooo:rsid="00076620"/>
    </style:style>
    <style:style style:name="T2" style:family="text">
      <style:text-properties officeooo:rsid="000a0b6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0b69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99602756" text:style-name="L1">
        <text:list-item>
          <text:p text:style-name="P2"><text:span text:style-name="T4">The surroundings of a living thing make up its: </text:span>Environment</text:p>
        </text:list-item>
        <text:list-item>
          <text:p text:style-name="P2"><text:span text:style-name="T4">Living things that live in water obtain their oxygen from: </text:span>Water</text:p>
        </text:list-item>
        <text:list-item>
          <text:p text:style-name="P2"><text:span text:style-name="T4">Which one of the following is not a major component of the environment?</text:span>Factories</text:p>
        </text:list-item>
        <text:list-item>
          <text:p text:style-name="P2"><text:span text:style-name="T4">Plants and animals living on land get their oxygen from the </text:span>Atmosphere</text:p>
        </text:list-item>
        <text:list-item>
          <text:p text:style-name="P3"><text:span text:style-name="T4">Some animals like monkeys and birds get food and </text:span>Shelter <text:span text:style-name="T4">from plants in the <text:s/>environment.</text:span></text:p>
        </text:list-item>
        <text:list-item>
          <text:p text:style-name="P2"><text:span text:style-name="T4">Plants take in </text:span><text:s/><text:span text:style-name="T2">oxygen</text:span> <text:span text:style-name="T4">from the air to use during respiration.</text:span></text:p>
        </text:list-item>
        <text:list-item>
          <text:p text:style-name="P2"><text:span text:style-name="T4">Which of the following animals live in the soil? </text:span>Earthworms and bacteria</text:p>
        </text:list-item>
        <text:list-item>
          <text:p text:style-name="P2"><text:span text:style-name="T4">Plants make their own food through a process called: </text:span>Photosynthesis</text:p>
        </text:list-item>
        <text:list-item>
          <text:p text:style-name="P2">Leguminous <text:span text:style-name="T4">plants use nitrogen in the air to make proteins</text:span></text:p>
        </text:list-item>
        <text:list-item>
          <text:p text:style-name="P2"><text:span text:style-name="T4">Which one of the following is not a major component of the environment? </text:span>Building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5d155" officeooo:paragraph-rsid="0005d155" style:font-weight-asian="bold" style:font-weight-complex="bold"/>
    </style:style>
    <style:style style:name="MT1" style:family="text">
      <style:text-properties officeooo:rsid="0007662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Y SCI PG <text:span text:style-name="MT1">40 RE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5:42:20.384274720</meta:creation-date>
    <dc:date>2020-04-08T19:08:06.306343476</dc:date>
    <meta:editing-duration>PT42M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33" meta:character-count="740" meta:non-whitespace-character-count="626"/>
  </office:meta>
</office:document-meta>
</file>